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677a7f" style:text-blinking="false"/>
    </style:style>
    <style:style style:name="P6" style:family="paragraph" style:parent-style-name="Text_20_body">
      <style:paragraph-properties fo:margin-left="0.476cm" fo:margin-right="0cm" fo:margin-top="0.141cm" fo:margin-bottom="0cm" style:contextual-spacing="false" fo:line-height="138%" fo:text-align="justify" style:justify-single-word="false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7dd5e7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846d5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851d0d" fo:background-color="transparent" loext:char-shading-value="0"/>
    </style:style>
    <style:style style:name="T12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3">8</text:span><text:span text:style-name="T1">.</text:span><text:span text:style-name="T4">3.</text:span><text:span text:style-name="T5">4</text:span><text:span text:style-name="T2">.</text:span><text:span text:style-name="T5">1.</text:span><text:span text:style-name="T1"> </text:span><text:span text:style-name="T5">Contar las baldosas</text:span></text:p>
      <text:p text:style-name="P1"/>
      <text:p text:style-name="P5"><text:span text:style-name="T11">C</text:span><text:span text:style-name="T10">onstruí un programa que cuente las baldosas que hay en el patio. El patio está representado por el tablero, y cada celda es una baldosa; el resultado de la cuenta hay que ponerlo en la celda de la esquina suroeste usando bolitas negras. Te mostramos algunos tableros finales, </text:span><text:span text:style-name="T11">sin </text:span><text:span text:style-name="T10">vestimenta </text:span><text:span text:style-name="T11">y con ella</text:span><text:span text:style-name="T10">:</text:span></text:p>
      <text:p text:style-name="P4"><text:span text:style-name="T9"><draw:frame draw:style-name="fr1" draw:name="Image1" text:anchor-type="as-char" svg:width="2.946cm" svg:height="3.122cm" draw:z-index="0"><draw:image xlink:href="https://lh6.googleusercontent.com/ZrhoSve4PhdtnaQM982gyrrVvL-cFIQ6BOmEZyryqWbJwCA43sxCw2JAFMGl_Dfl95zjj5CA5eutNj9iLBWfNndPC1v1E2NAQzVGsYPS_WVLoEf927xEcxpy8SMo6MRhXtNHiw06" xlink:type="simple" xlink:show="embed" xlink:actuate="onLoad"/></draw:frame></text:span><text:span text:style-name="T9"> <text:s text:c="3"/></text:span><text:span text:style-name="T9"><draw:frame draw:style-name="fr1" draw:name="Image2" text:anchor-type="as-char" svg:width="1.676cm" svg:height="3.157cm" draw:z-index="1"><draw:image xlink:href="https://lh3.googleusercontent.com/lnYiFza_huBeKdhGA78evJKfFAHpfZim_AXx4Vpokql_MRwfV552GwniBuONLK6Zmrg2sc5QWQ-YD-8MVml9QFmIgm8m5U9EQON7tOfZ9GPbQSUOSN0o4_yDV18FfeXVNrIgEFfO" xlink:type="simple" xlink:show="embed" xlink:actuate="onLoad"/></draw:frame></text:span><text:span text:style-name="T9"> <text:s text:c="13"/></text:span><text:span text:style-name="T9"><draw:frame draw:style-name="fr1" draw:name="Image3" text:anchor-type="as-char" svg:width="2.946cm" svg:height="3.122cm" draw:z-index="2"><draw:image xlink:href="https://lh6.googleusercontent.com/4lAQlFoWIVg2f-VQj1N2jwqcME8nFNn2zQRFVHBcl4qURgGq9elNsSZAcE7dxz8PQwp9gSUb0WJ4YiSh728ViEtW01qJFRA78paPoNR1j4Rpd629KC0lTvYNENU1YYxdfI8dUl0G" xlink:type="simple" xlink:show="embed" xlink:actuate="onLoad"/></draw:frame></text:span><text:span text:style-name="T9"> <text:s text:c="3"/></text:span><text:span text:style-name="T9"><draw:frame draw:style-name="fr1" draw:name="Image4" text:anchor-type="as-char" svg:width="1.676cm" svg:height="3.157cm" draw:z-index="3"><draw:image xlink:href="https://lh4.googleusercontent.com/1JDqbvnwGxUjew5HZhzg7rddJT6wcu7M4MNiNIbtmtwn7zfG45c_4Ol5dSM0huHNawOuEnhhgs-xz0UPgEJxr56VE2LjL-PHiit-ncGmiF4fbzpBaWdRwF6WnHNwNxD7AOKBznGZ" xlink:type="simple" xlink:show="embed" xlink:actuate="onLoad"/></draw:frame></text:span></text:p>
      <text:p text:style-name="P6"><text:span text:style-name="T6">El consejo es que utilices un recorrido por celdas, como el de </text:span><text:span text:style-name="T9">“</text:span><text:span text:style-name="T7">Limpiemos imágenes”</text:span><text:span text:style-name="T6">, pero que le agregues un acumulador que vaya contando cuántas celdas visitaste. O sea, podés usar una función similar a </text:span><text:span text:style-name="T8">esLaUltimaCelda</text:span><text:span text:style-name="T9"> </text:span><text:span text:style-name="T6">y un procedimiento similar a </text:span><text:span text:style-name="T8">PasarALaSiguienteCelda</text:span><text:span text:style-name="T9"> </text:span><text:span text:style-name="T6">de aquel programa; y la variable para acumular el resultado puede llamarse </text:span><text:span text:style-name="T8">cantidadDeBaldosasYaVistas</text:span><text:span text:style-name="T6">. ¡Prestá atención a los casos de borde! </text:span></text:p>
      <text:p text:style-name="P6"><text:span text:style-name="T6">Este recorrido puede ser el procesamiento de una función </text:span><text:span text:style-name="T8">cantidadDeBaldosas</text:span><text:span text:style-name="T6">, que se encargue de retornar ese número, que luego usás para poner las bolitas negras necesarias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2-23T09:54:04.249000000</dc:date>
    <meta:editing-duration>PT6H7M19S</meta:editing-duration>
    <meta:editing-cycles>101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5" meta:word-count="145" meta:character-count="949" meta:non-whitespace-character-count="785"/>
  </office:meta>
</office:document-meta>
</file>